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ag id</text:p>
          </table:table-cell>
          <table:table-cell table:style-name="ce1" office:value-type="string" calcext:value-type="string">
            <text:p>HEXADECIMAL</text:p>
          </table:table-cell>
          <table:table-cell table:style-name="ce1" office:value-type="string" calcext:value-type="string">
            <text:p>DECIMAL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0x685b</text:p>
          </table:table-cell>
          <table:table-cell table:style-name="ce1" office:value-type="float" office:value="26715" calcext:value-type="float">
            <text:p>26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0x687c</text:p>
          </table:table-cell>
          <table:table-cell table:style-name="ce1" office:value-type="float" office:value="26748" calcext:value-type="float">
            <text:p>26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0x7637</text:p>
          </table:table-cell>
          <table:table-cell table:style-name="ce1" office:value-type="float" office:value="30263" calcext:value-type="float">
            <text:p>30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0x7662</text:p>
          </table:table-cell>
          <table:table-cell table:style-name="ce1" office:value-type="float" office:value="30306" calcext:value-type="float">
            <text:p>30306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0x76ec</text:p>
          </table:table-cell>
          <table:table-cell table:style-name="ce1" office:value-type="float" office:value="30444" calcext:value-type="float">
            <text:p>30444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0x685e</text:p>
          </table:table-cell>
          <table:table-cell table:style-name="ce1" office:value-type="float" office:value="26718" calcext:value-type="float">
            <text:p>26718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0x6816</text:p>
          </table:table-cell>
          <table:table-cell table:style-name="ce1" office:value-type="float" office:value="26646" calcext:value-type="float">
            <text:p>26646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0x6813</text:p>
          </table:table-cell>
          <table:table-cell table:style-name="ce1" office:value-type="float" office:value="26643" calcext:value-type="float">
            <text:p>26643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0x6803</text:p>
          </table:table-cell>
          <table:table-cell table:style-name="ce1" office:value-type="float" office:value="26627" calcext:value-type="float">
            <text:p>26627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0x6843</text:p>
          </table:table-cell>
          <table:table-cell table:style-name="ce1" office:value-type="float" office:value="26691" calcext:value-type="float">
            <text:p>26691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0x6832</text:p>
          </table:table-cell>
          <table:table-cell table:style-name="ce1" office:value-type="float" office:value="26674" calcext:value-type="float">
            <text:p>26674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0x684e</text:p>
          </table:table-cell>
          <table:table-cell table:style-name="ce1" office:value-type="float" office:value="26702" calcext:value-type="float">
            <text:p>26702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0x6853</text:p>
          </table:table-cell>
          <table:table-cell table:style-name="ce1" office:value-type="float" office:value="26707" calcext:value-type="float">
            <text:p>26707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0x684a</text:p>
          </table:table-cell>
          <table:table-cell table:style-name="ce1" office:value-type="float" office:value="26698" calcext:value-type="float">
            <text:p>26698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0x681e</text:p>
          </table:table-cell>
          <table:table-cell table:style-name="ce1" office:value-type="float" office:value="26654" calcext:value-type="float">
            <text:p>26654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0x6871</text:p>
          </table:table-cell>
          <table:table-cell table:style-name="ce1" office:value-type="float" office:value="26737" calcext:value-type="float">
            <text:p>26737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0x6847</text:p>
          </table:table-cell>
          <table:table-cell table:style-name="ce1" office:value-type="float" office:value="26695" calcext:value-type="float">
            <text:p>26695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0x6853</text:p>
          </table:table-cell>
          <table:table-cell table:style-name="ce1" office:value-type="float" office:value="26707" calcext:value-type="float">
            <text:p>26707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0x6835</text:p>
          </table:table-cell>
          <table:table-cell table:style-name="ce1" office:value-type="float" office:value="26677" calcext:value-type="float">
            <text:p>26677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x762c</text:p>
          </table:table-cell>
          <table:table-cell table:style-name="ce1" office:value-type="float" office:value="30252" calcext:value-type="float">
            <text:p>30252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0x685d</text:p>
          </table:table-cell>
          <table:table-cell table:style-name="ce1" office:value-type="float" office:value="26717" calcext:value-type="float">
            <text:p>26717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2:39:47.989543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3:39:11.531104691</meta:creation-date>
    <dc:date>2021-11-24T13:11:32.189656847</dc:date>
    <meta:editing-duration>PT35M20S</meta:editing-duration>
    <meta:editing-cycles>25</meta:editing-cycles>
    <meta:generator>LibreOffice/6.4.7.2$Linux_X86_64 LibreOffice_project/40$Build-2</meta:generator>
    <meta:document-statistic meta:table-count="1" meta:cell-count="98" meta:object-count="0"/>
  </office:meta>
</office:document-meta>
</file>